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21" style:family="paragraph">
      <style:paragraph-properties fo:margin-top="9pt" fo:margin-bottom="9pt"/>
    </style:style>
    <style:style style:name="p23" style:family="paragraph">
      <style:paragraph-properties fo:margin-top="9pt" fo:margin-bottom="9pt"/>
    </style:style>
    <style:style style:name="p16" style:family="paragraph">
      <style:paragraph-properties fo:margin-top="9pt" fo:margin-bottom="9pt"/>
    </style:style>
    <style:style style:name="c17" style:family="text">
      <style:text-properties fo:font-family="monospace"/>
    </style:style>
    <style:style style:name="p19" style:family="paragraph">
      <style:paragraph-properties fo:margin-top="9pt" fo:margin-bottom="9pt"/>
    </style:style>
    <style:style style:name="c12" style:family="text">
      <style:text-properties fo:font-weight="bold" fo:font-family="Sans"/>
    </style:style>
    <text:list-style style:name="L14">
      <text:list-level-style-bullet text:bullet-char="●" text:level="1">
        <style:list-level-properties fo:text-align="start" text:space-before="8mm"/>
      </text:list-level-style-bullet>
    </text:list-style>
    <style:style style:name="c8" style:family="text">
      <style:text-properties fo:font-family="Sans" style:text-underline-type="single" style:text-underline-style="solid" fo:color="#0000ff"/>
    </style:style>
    <style:style style:name="c9" style:family="text">
      <style:text-properties fo:font-family="Sans" style:text-underline-type="single" style:text-underline-style="solid" fo:color="#0000ff"/>
    </style:style>
    <style:style style:name="c10" style:family="text">
      <style:text-properties fo:font-family="Sans" style:text-underline-type="single" style:text-underline-style="solid" fo:color="#0000ff"/>
    </style:style>
    <style:style style:name="p11" style:family="paragraph">
      <style:paragraph-properties fo:margin-top="12pt" fo:margin-bottom="9pt"/>
    </style:style>
    <style:style style:name="c4" style:family="text">
      <style:text-properties fo:font-weight="bold" fo:font-family="Sans"/>
    </style:style>
    <style:style style:name="p5" style:family="paragraph">
      <style:paragraph-properties fo:margin-top="9pt" fo:margin-bottom="9pt"/>
    </style:style>
    <style:style style:name="p40" style:family="paragraph">
      <style:paragraph-properties fo:margin-top="9pt" fo:margin-bottom="9pt"/>
    </style:style>
    <style:style style:name="c6" style:family="text">
      <style:text-properties fo:font-family="Sans" style:text-underline-type="single" style:text-underline-style="solid" fo:color="#0000ff"/>
    </style:style>
    <style:style style:name="c7" style:family="text">
      <style:text-properties fo:font-family="Sans" style:text-underline-type="single" style:text-underline-style="solid" fo:color="#0000ff"/>
    </style:style>
    <style:style style:name="c0" style:family="text">
      <style:text-properties fo:font-family="Sans"/>
    </style:style>
    <style:style style:name="p36" style:family="paragraph">
      <style:paragraph-properties fo:margin-bottom="9pt"/>
    </style:style>
    <style:style style:name="p3" style:family="paragraph">
      <style:paragraph-properties fo:margin-top="13.5pt" fo:margin-bottom="9pt"/>
    </style:style>
    <style:style style:name="p38" style:family="paragraph">
      <style:paragraph-properties fo:margin-top="9pt" fo:margin-bottom="9pt"/>
    </style:style>
    <style:style style:name="p33" style:family="paragraph">
      <style:paragraph-properties fo:margin-top="9pt" fo:margin-bottom="9pt"/>
    </style:style>
    <style:style style:name="p35" style:family="paragraph">
      <style:paragraph-properties fo:margin-top="9pt"/>
    </style:style>
    <style:style style:name="p29" style:family="paragraph">
      <style:paragraph-properties fo:margin-top="9pt" fo:margin-bottom="9pt"/>
    </style:style>
    <style:style style:name="p31" style:family="paragraph">
      <style:paragraph-properties fo:margin-top="9pt" fo:margin-bottom="9pt"/>
    </style:style>
    <style:style style:name="p25" style:family="paragraph">
      <style:paragraph-properties fo:margin-top="9pt" fo:margin-bottom="9pt"/>
    </style:style>
    <style:style style:name="p27" style:family="paragraph">
      <style:paragraph-properties fo:margin-top="9pt" fo:margin-bottom="9pt"/>
    </style:style>
  </office:automatic-styles>
  <office:body>
    <office:text>
      <text:p text:style-name="p3"><text:span text:style-name="c4">Week 8 - Supplementary Materials</text:span></text:p>
      <text:p text:style-name="p5">
        <text:a xlink:href="https://github.com/lawfareblog/hacking-cybersecurity/blob/main/week08/Week_08_Homework.md"><text:span text:style-name="c6">Markdown</text:span></text:a><text:span text:style-name="c0"> | </text:span><text:a xlink:href="https://raw.githubusercontent.com/lawfareblog/hacking-cybersecurity/main/week08/Week_08_Homework.pdf"><text:span text:style-name="c7">PDF</text:span></text:a><text:span text:style-name="c0"> | </text:span><text:a xlink:href="https://raw.githubusercontent.com/lawfareblog/hacking-cybersecurity/main/week08/Week_08_Homework.docx"><text:span text:style-name="c8">MS Word DOCX</text:span></text:a><text:span text:style-name="c0"> | </text:span><text:a xlink:href="https://raw.githubusercontent.com/lawfareblog/hacking-cybersecurity/main/week08/Week_08_Homework.odt"><text:span text:style-name="c9">Libre ODT</text:span></text:a><text:span text:style-name="c0"> | </text:span><text:a xlink:href="https://raw.githubusercontent.com/lawfareblog/hacking-cybersecurity/main/week08/Week_08_Homework.html"><text:span text:style-name="c10">HTML</text:span></text:a></text:p>
      <text:p text:style-name="p11"><text:span text:style-name="c12">Firewalls</text:span></text:p>
      <text:list text:style-name="L14">
        <text:list-item>
          <text:p text:style-name="p16"><text:span text:style-name="c0">Use </text:span><text:span text:style-name="c17">nmap</text:span><text:span text:style-name="c0"> to check for open ports 1 through 100.</text:span></text:p>
        </text:list-item>
      </text:list>
      <text:p text:style-name="p5"><text:span text:style-name="c17">nmap -p1-100 -Pn 192.168.1.116</text:span></text:p>
      <text:list text:style-name="L14">
        <text:list-item>
          <text:p text:style-name="p19"><text:span text:style-name="c0">Install the Unified Firewall </text:span><text:span text:style-name="c17">ufw</text:span><text:span text:style-name="c0"> application to configure firewall ports.</text:span></text:p>
        </text:list-item>
      </text:list>
      <text:p text:style-name="p5"><text:span text:style-name="c17">sudo apt-get install ufw</text:span></text:p>
      <text:p text:style-name="p5"><text:span text:style-name="c17">sudo ufw enable</text:span></text:p>
      <text:list text:style-name="L14">
        <text:list-item>
          <text:p text:style-name="p21"><text:span text:style-name="c0">Allow the SSH service (default is port 22) using either of these commands: </text:span></text:p>
        </text:list-item>
      </text:list>
      <text:p text:style-name="p5"><text:span text:style-name="c17">sudo ufw allow ssh</text:span></text:p>
      <text:p text:style-name="p5"><text:span text:style-name="c17">sudo ufw allow 22</text:span></text:p>
      <text:list text:style-name="L14">
        <text:list-item>
          <text:p text:style-name="p23"><text:span text:style-name="c0">Check the status of the firewall and allow/deny rules: </text:span></text:p>
        </text:list-item>
      </text:list>
      <text:p text:style-name="p5"><text:span text:style-name="c17">sudo ufw status</text:span></text:p>
      <text:list text:style-name="L14">
        <text:list-item>
          <text:p text:style-name="p25"><text:span text:style-name="c0">You can deny all traffic for FTP (default is port 21) using either of these commands: </text:span></text:p>
        </text:list-item>
      </text:list>
      <text:p text:style-name="p5"><text:span text:style-name="c17">sudo ufw deny ftp</text:span></text:p>
      <text:p text:style-name="p5"><text:span text:style-name="c17">sudo ufw deny 21</text:span></text:p>
      <text:p text:style-name="p11"><text:span text:style-name="c12">Social Engineering Toolkit (SET)</text:span></text:p>
      <text:list text:style-name="L14">
        <text:list-item>
          <text:p text:style-name="p27"><text:span text:style-name="c0">Start SET: </text:span></text:p>
        </text:list-item>
      </text:list>
      <text:p text:style-name="p5"><text:span text:style-name="c17">cd /usr/share/set/</text:span><text:span text:style-name="c0"> </text:span><text:span text:style-name="c17">sudo setoolkit</text:span></text:p>
      <text:list text:style-name="L14">
        <text:list-item>
          <text:p text:style-name="p29"><text:span text:style-name="c0">In the SET menu: </text:span></text:p>
        </text:list-item>
      </text:list>
      <text:p text:style-name="p5"><text:span text:style-name="c17">1) Social Engineering Attacks</text:span><text:span text:style-name="c0"> &gt; </text:span><text:span text:style-name="c17">2) Website Attack Vectors</text:span><text:span text:style-name="c0"> &gt; </text:span><text:span text:style-name="c17">3) Credential Harvester Attack</text:span><text:span text:style-name="c0"> &gt; </text:span><text:span text:style-name="c17">2) Site Cloner</text:span></text:p>
      <text:p text:style-name="p5"><text:span text:style-name="c17">sudo ettercap -G</text:span></text:p>
      <text:list text:style-name="L14">
        <text:list-item>
          <text:p text:style-name="p31"><text:span text:style-name="c0">In the Ettercap menu: </text:span></text:p>
        </text:list-item>
      </text:list>
      <text:p text:style-name="p5"><text:span text:style-name="c0">"Unified sniffing" "hosts &gt; scan for hosts" "hosts &gt; host list" "MITM &gt; ARP Poisoning" "sniff remote connections"</text:span></text:p>
      <text:list text:style-name="L14">
        <text:list-item>
          <text:p text:style-name="p33"><text:span text:style-name="c0">Navigate to </text:span><text:span text:style-name="c17">/usr/share/ettercap</text:span><text:span text:style-name="c0"> and open </text:span><text:span text:style-name="c17">etter.dns</text:span></text:p>
        </text:list-item>
      </text:list>
      <text:p text:style-name="p5"><text:span text:style-name="c17">cd /usr/share/ettercap</text:span><text:span text:style-name="c0"> </text:span><text:span text:style-name="c17">ls</text:span><text:span text:style-name="c0"> </text:span><text:span text:style-name="c17">sudo cp etter.dns.examples etter.dns</text:span><text:span text:style-name="c0"> </text:span><text:span text:style-name="c17">sudo nano etter.dns</text:span></text:p>
      <text:list text:style-name="L14">
        <text:list-item>
          <text:p text:style-name="p35"><text:span text:style-name="c0">Enter your IP address in etter.dns as a DNS "A" record to spoof facebook.com</text:span></text:p>
        </text:list-item>
        <text:list-item>
          <text:p text:style-name="p36"><text:span text:style-name="c0">In the example below, we use the IP address 192.168.1.116 but please use your own for the Kali Linux VM. You can find this address using the network manager GUI in the top right-hand toolbar in Kali or via the </text:span><text:span text:style-name="c17">ifconfig</text:span><text:span text:style-name="c0"> command in the terminal.</text:span></text:p>
        </text:list-item>
      </text:list>
      <text:p text:style-name="p5"><text:span text:style-name="c17">facebook.com A 192.168.1.116</text:span><text:span text:style-name="c0"> </text:span><text:span text:style-name="c17">*.facebook.com A 192.168.1.116</text:span><text:span text:style-name="c0"> </text:span><text:span text:style-name="c17">http://facebook.com PTR 192.168.1.116</text:span></text:p>
      <text:list text:style-name="L14">
        <text:list-item>
          <text:p text:style-name="p38"><text:span text:style-name="c0">In the Ettercap menu:</text:span></text:p>
        </text:list-item>
      </text:list>
      <text:p text:style-name="p5"><text:span text:style-name="c17">Plugins</text:span><text:span text:style-name="c0"> &gt; </text:span><text:span text:style-name="c17">Manage plugins</text:span><text:span text:style-name="c0"> &gt; </text:span><text:span text:style-name="c17">dns_spoof</text:span></text:p>
      <text:list text:style-name="L14">
        <text:list-item>
          <text:p text:style-name="p40"><text:span text:style-name="c0">Now try http://facebook.com in a Web browser on your local network (inside or outside of the Kali Linux VM). </text:span></text:p>
        </text:list-item>
      </text:list>
    </office:text>
  </office:body>
</office:document-content>
</file>